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M Roman 10" svg:font-family="'LM Roman 10'" style:font-pitch="variable"/>
    <style:font-face style:name="LM Sans 10" svg:font-family="'LM Sans 10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d5d5d5" draw:textarea-horizontal-align="justify" draw:textarea-vertical-align="middle" draw:auto-grow-height="false" fo:min-height="4.546cm" fo:min-width="4.296cm" fo:padding-top="0.177cm" fo:padding-bottom="0.177cm" fo:padding-left="0.302cm" fo:padding-right="0.302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62cm" fo:min-width="3.152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standard">
      <style:graphic-properties draw:stroke="none" draw:fill="hatch" draw:fill-hatch-name="Black_20_45_20_Degrees" draw:fill-hatch-solid="false" draw:textarea-horizontal-align="justify" draw:textarea-vertical-align="middle" draw:auto-grow-height="false" fo:min-height="0.385cm" fo:min-width="7.12cm" draw:shadow-offset-x="0.203cm" draw:shadow-offset-y="0.203cm" loext:decorative="false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d5d5d5" draw:textarea-horizontal-align="justify" draw:textarea-vertical-align="middle" draw:auto-grow-height="false" fo:min-height="2.41cm" fo:min-width="0.364cm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.021cm" fo:min-width="0cm" fo:padding-top="0.142cm" fo:padding-bottom="0.142cm" fo:padding-left="0.267cm" fo:padding-right="0.267cm" fo:wrap-option="wrap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fo:wrap-option="wrap" loext:decorative="false"/>
    </style:style>
    <style:style style:name="gr10" style:family="graphic" style:parent-style-name="objectwithoutfill">
      <style:graphic-properties svg:stroke-width="0.106cm" svg:stroke-color="#ff7e79" draw:marker-start="" draw:marker-start-width="0.356cm" draw:marker-end="Arrow" draw:marker-end-width="0.356cm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objectwithoutfill">
      <style:graphic-properties svg:stroke-width="0.106cm" svg:stroke-color="#76d6ff" draw:marker-start="Arrow" draw:marker-start-width="0.356cm" draw:marker-end="Arrow" draw:marker-end-width="0.356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standard" style:list-style-name="L1">
      <style:graphic-properties svg:stroke-width="0.035cm" svg:stroke-color="#000000" draw:marker-start-width="0.252cm" draw:marker-end-width="0.252cm" draw:fill-color="#ffd479" draw:textarea-horizontal-align="justify" draw:textarea-vertical-align="middle" draw:auto-grow-height="false" fo:min-height="4.831cm" fo:min-width="4.073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106cm" svg:stroke-color="#c80000" draw:marker-start-width="0.359cm" draw:marker-end="Arrow" draw:marker-end-width="0.406cm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objectwithoutfill">
      <style:graphic-properties svg:stroke-width="0.106cm" svg:stroke-color="#007f00" draw:marker-start-width="0.359cm" draw:marker-end="Arrow" draw:marker-end-width="0.406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64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48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0cm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Fine_20_Dashed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5.54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2.84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616cm" loext:decorative="false"/>
      <style:paragraph-properties style:writing-mode="lr-tb"/>
    </style:style>
    <style:style style:name="gr22" style:family="graphic" style:parent-style-name="standard" style:list-style-name="L1">
      <style:graphic-properties svg:stroke-width="0.035cm" svg:stroke-color="#000000" draw:marker-start-width="0.252cm" draw:marker-end-width="0.252cm" draw:fill-color="#ffd479" draw:textarea-horizontal-align="justify" draw:textarea-vertical-align="middle" draw:auto-grow-height="false" fo:min-height="1.021cm" fo:min-width="4.073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32cm" fo:min-width="0cm" loext:decorative="false"/>
      <style:paragraph-properties style:writing-mode="lr-tb"/>
    </style:style>
    <style:style style:name="P1" style:family="paragraph">
      <loext:graphic-properties draw:fill-color="#d5d5d5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hatch" draw:fill-hatch-name="Black_20_45_20_Degrees" draw:fill-hatch-solid="fals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M Mono 10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d479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M Mono 10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style:font-name="LM Roman 10" fo:font-style="italic" style:font-style-asian="italic" style:font-style-complex="italic"/>
    </style:style>
    <style:style style:name="P9" style:family="paragraph">
      <loext:graphic-properties draw:fill="none" draw:fill-color="#ffffff"/>
      <style:text-properties style:font-name="LM Sans 10" fo:font-style="normal" style:font-style-asian="normal" style:font-style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M Mono 10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M Roman 10" fo:font-style="normal" style:font-style-asian="normal" style:font-style-complex="normal"/>
    </style:style>
    <style:style style:name="T3" style:family="text">
      <style:text-properties style:font-name="LM Roman 10" fo:font-style="italic" style:font-style-asian="italic" style:font-style-complex="italic"/>
    </style:style>
    <style:style style:name="T4" style:family="text">
      <style:text-properties style:text-position="sub 58%" style:font-name="LM Roman 10" fo:font-style="italic" style:font-style-asian="italic" style:font-style-complex="italic"/>
    </style:style>
    <style:style style:name="T5" style:family="text">
      <style:text-properties style:font-name="LM Roman 1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sub 58%" style:font-name="LM Roman 10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LM Sans 10" fo:font-style="normal" style:font-style-asian="normal" style:font-style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0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6.08cm" svg:y="8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09.348553434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draw:layer="layout" svg:width="3.81cm" svg:height="1.27cm" svg:x="6.715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3" draw:text-style-name="P3" draw:layer="layout" svg:x1="6.107cm" svg:y1="4.937cm" svg:x2="6.107cm" svg:y2="5.445cm">
          <text:p/>
        </draw:line>
        <draw:line draw:style-name="gr3" draw:text-style-name="P3" draw:layer="layout" svg:x1="11.155cm" svg:y1="4.937cm" svg:x2="11.155cm" svg:y2="5.445cm">
          <text:p/>
        </draw:line>
        <draw:custom-shape draw:style-name="gr4" draw:text-style-name="P4" draw:layer="layout" svg:width="7.62cm" svg:height="0.635cm" svg:x="4.81cm" svg:y="4.17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81cm" svg:y1="4.81cm" svg:x2="12.43cm" svg:y2="4.81cm">
          <text:p/>
        </draw:line>
        <draw:custom-shape draw:style-name="gr6" draw:text-style-name="P1" draw:layer="layout" svg:width="1.27cm" svg:height="3.81cm" draw:transform="rotate (-0.767944870877505) translate (5.701cm 4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661cm" svg:y1="4.91cm" svg:x2="6.55cm" svg:y2="4.91cm">
          <text:p/>
        </draw:line>
        <draw:custom-shape draw:style-name="gr6" draw:text-style-name="P1" draw:layer="layout" svg:width="1.27cm" svg:height="3.81cm" draw:transform="rotate (0.226892802759263) translate (3.11cm 7.7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81cm" svg:height="0.381cm" svg:x="3.599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3.81cm" draw:transform="rotate (1.2915436464758) translate (4.075cm 11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81cm" svg:height="0.381cm" svg:x="4.394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3.81cm" draw:transform="rotate (-2.37364778271229) translate (14.167cm 7.6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709cm" svg:y1="4.91cm" svg:x2="11.598cm" svg:y2="4.91cm">
          <text:p/>
        </draw:line>
        <draw:custom-shape draw:style-name="gr6" draw:text-style-name="P1" draw:layer="layout" svg:width="1.27cm" svg:height="3.81cm" draw:transform="rotate (2.91469985083053) translate (13.281cm 11.4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3.81cm" draw:transform="rotate (1.85004900711399) translate (9.507cm 12.5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81cm" svg:height="0.381cm" svg:x="12.451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81cm" svg:height="0.381cm" svg:x="13.256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81cm" svg:height="0.381cm" svg:x="9.501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81cm" svg:height="0.381cm" svg:x="7.382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7.586cm" svg:y1="11.904cm" svg:x2="7.096cm" svg:y2="9.509cm">
          <text:p/>
        </draw:line>
        <draw:line draw:style-name="gr11" draw:text-style-name="P3" draw:layer="layout" svg:x1="9.682cm" svg:y1="11.904cm" svg:x2="11.079cm" svg:y2="4.919cm">
          <text:p/>
        </draw:line>
        <draw:custom-shape draw:style-name="gr12" draw:text-style-name="P7" draw:layer="layout" svg:width="4.572cm" svg:height="5.08cm" svg:x="14.97cm" svg:y="3.54cm">
          <text:p text:style-name="P6"><text:span text:style-name="T1"><text:s/>x: 40 N</text:span></text:p>
          <text:p text:style-name="P6"><text:span text:style-name="T1"><text:s/>y: <text:s/>0 m/s</text:span></text:p>
          <text:p text:style-name="P6"><text:span text:style-name="T1"><text:s/>z: <text:s/>0 m/s</text:span></text:p>
          <text:p text:style-name="P6"><text:span text:style-name="T1">ax: <text:s/>0 rad/s</text:span></text:p>
          <text:p text:style-name="P6"><text:span text:style-name="T1">ay: <text:s/>0 rad/s</text:span></text:p>
          <text:p text:style-name="P6"><text:span text:style-name="T1">az: <text:s/>α rad</text:span></text:p>
          <draw:enhanced-geometry svg:viewBox="0 0 21600 21600" draw:glue-points="10800 0 0 10800 10800 21600 21600 10800 ?f40 ?f41" draw:text-areas="0 0 21600 21600" draw:type="rectangular-callout" draw:modifiers="-17410.365186967 5773.036803778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line draw:style-name="gr13" draw:text-style-name="P3" draw:layer="layout" svg:x1="11.16cm" svg:y1="4.81cm" svg:x2="11.16cm" svg:y2="3.54cm">
          <text:p/>
        </draw:line>
        <draw:line draw:style-name="gr14" draw:text-style-name="P3" draw:layer="layout" svg:x1="11.16cm" svg:y1="4.81cm" svg:x2="9.89cm" svg:y2="4.81cm">
          <text:p/>
        </draw:line>
        <draw:frame draw:style-name="gr15" draw:text-style-name="P8" draw:layer="layout" svg:width="1.148cm" svg:height="1.153cm" svg:x="10.017cm" svg:y="3.149cm">
          <draw:text-box>
            <text:p><text:span text:style-name="T2">[</text:span><text:span text:style-name="T3">e</text:span><text:span text:style-name="T2">]</text:span></text:p>
          </draw:text-box>
        </draw:frame>
        <draw:frame draw:style-name="gr16" draw:text-style-name="P8" draw:layer="layout" svg:width="0.981cm" svg:height="1.153cm" svg:x="9.636cm" svg:y="6.705cm">
          <draw:text-box>
            <text:p><text:span text:style-name="T3">d</text:span><text:span text:style-name="T4">r</text:span></text:p>
          </draw:text-box>
        </draw:frame>
        <draw:frame draw:style-name="gr17" draw:text-style-name="P8" draw:layer="layout" svg:width="1.103cm" svg:height="1.174cm" svg:x="7.096cm" svg:y="9.478cm">
          <draw:text-box>
            <text:p><text:span text:style-name="T5">d</text:span><text:span text:style-name="T6">l</text:span></text:p>
          </draw:text-box>
        </draw:frame>
        <draw:line draw:style-name="gr18" draw:text-style-name="P3" draw:layer="layout" svg:x1="8.62cm" svg:y1="6.08cm" svg:x2="8.62cm" svg:y2="14.97cm">
          <text:p/>
        </draw:line>
        <draw:frame draw:style-name="gr19" draw:text-style-name="P9" draw:layer="layout" svg:width="6.041cm" svg:height="1.178cm" svg:x="8.52cm" svg:y="13.954cm">
          <draw:text-box>
            <text:p><text:span text:style-name="T7">anteroposterior axis</text:span></text:p>
          </draw:text-box>
        </draw:frame>
        <draw:line draw:style-name="gr18" draw:text-style-name="P3" draw:layer="layout" svg:x1="2.27cm" svg:y1="11.16cm" svg:x2="14.97cm" svg:y2="11.16cm">
          <text:p/>
        </draw:line>
        <draw:frame draw:style-name="gr20" draw:text-style-name="P9" draw:layer="layout" svg:width="3.349cm" svg:height="1.178cm" draw:transform="rotate (-0.785398163397449) translate (2.923cm 10.911cm)">
          <draw:text-box>
            <text:p><text:span text:style-name="T7">lateral axis</text:span></text:p>
          </draw:text-box>
        </draw:frame>
        <draw:line draw:style-name="gr14" draw:text-style-name="P3" draw:layer="layout" svg:x1="9.636cm" svg:y1="11.922cm" svg:x2="8.366cm" svg:y2="11.922cm">
          <text:p/>
        </draw:line>
        <draw:frame draw:style-name="gr21" draw:text-style-name="P8" draw:layer="layout" svg:width="1.116cm" svg:height="1.153cm" svg:x="8.528cm" svg:y="10.642cm">
          <draw:text-box>
            <text:p><text:span text:style-name="T2">[</text:span><text:span text:style-name="T3">s</text:span><text:span text:style-name="T2">]</text:span></text:p>
          </draw:text-box>
        </draw:frame>
        <draw:line draw:style-name="gr13" draw:text-style-name="P3" draw:layer="layout" svg:x1="9.636cm" svg:y1="11.922cm" svg:x2="9.636cm" svg:y2="10.652cm">
          <text:p/>
        </draw:line>
        <draw:custom-shape draw:style-name="gr22" draw:text-style-name="P7" draw:layer="layout" svg:width="4.572cm" svg:height="1.27cm" svg:x="14.97cm" svg:y="12.43cm">
          <text:p text:style-name="P6"><text:span text:style-name="T1"><text:s/>z: <text:s/>0.8 m</text:span></text:p>
          <draw:enhanced-geometry svg:viewBox="0 0 21600 21600" draw:glue-points="10800 0 0 10800 10800 21600 21600 10800 ?f40 ?f41" draw:text-areas="0 0 21600 21600" draw:type="rectangular-callout" draw:modifiers="-8020.29302427291 -47703.54051927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5.08cm" svg:height="5.08cm" draw:transform="rotate (-0.785398163397449) translate (12.363cm 7.05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09.348553434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draw:layer="layout" svg:width="3.81cm" svg:height="1.27cm" draw:transform="rotate (-0.785398163397449) translate (11.016cm 9.30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3" draw:text-style-name="P3" draw:layer="layout" svg:x1="11.226cm" svg:y1="4.048cm" svg:x2="11.226cm" svg:y2="3.54cm">
          <text:p/>
        </draw:line>
        <draw:line draw:style-name="gr3" draw:text-style-name="P3" draw:layer="layout" svg:x1="16.623cm" svg:y1="4.103cm" svg:x2="16.623cm" svg:y2="3.595cm">
          <text:p/>
        </draw:line>
        <draw:custom-shape draw:style-name="gr4" draw:text-style-name="P4" draw:layer="layout" svg:width="7.62cm" svg:height="0.635cm" svg:x="9.89cm" svg:y="2.90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89cm" svg:y1="3.54cm" svg:x2="17.51cm" svg:y2="3.54cm">
          <text:p/>
        </draw:line>
        <draw:custom-shape draw:style-name="gr6" draw:text-style-name="P1" draw:layer="layout" svg:width="1.27cm" svg:height="3.81cm" draw:transform="rotate (-1.10095369215802) translate (11.133cm 3.6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779cm" svg:y1="3.594cm" svg:x2="11.668cm" svg:y2="3.594cm">
          <text:p/>
        </draw:line>
        <draw:custom-shape draw:style-name="gr6" draw:text-style-name="P1" draw:layer="layout" svg:width="1.27cm" svg:height="3.81cm" draw:transform="rotate (0.0015707963267949) translate (7.675cm 5.4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81cm" svg:height="0.381cm" draw:transform="rotate (-0.86515971021359) translate (8.368cm 5.4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3.81cm" draw:transform="rotate (1.08489666303968) translate (7.786cm 9.3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81cm" svg:height="0.381cm" draw:transform="rotate (-0.785398163397449) translate (8.406cm 8.6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3.81cm" draw:transform="rotate (3.12413936106985) translate (17.157cm 7.8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6.179cm" svg:y1="3.595cm" svg:x2="17.068cm" svg:y2="3.595cm">
          <text:p/>
        </draw:line>
        <draw:custom-shape draw:style-name="gr6" draw:text-style-name="P1" draw:layer="layout" svg:width="1.27cm" svg:height="3.81cm" draw:transform="rotate (2.82516446020322) translate (15.981cm 11.0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3.81cm" draw:transform="rotate (2.02685086034102) translate (12.559cm 12.6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81cm" svg:height="0.381cm" draw:transform="rotate (-0.859574656607207) translate (15.409cm 10.2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81cm" svg:height="0.381cm" draw:transform="rotate (-0.785398163397449) translate (16.454cm 7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81cm" svg:height="0.381cm" draw:transform="rotate (-0.785398163397449) translate (12.627cm 11.6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81cm" svg:height="0.381cm" draw:transform="rotate (-0.785398163397449) translate (11.129cm 10.1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4.302cm" svg:y1="3.54cm" svg:x2="15.732cm" svg:y2="14.97cm">
          <text:p/>
        </draw:line>
        <draw:line draw:style-name="gr18" draw:text-style-name="P3" draw:layer="layout" svg:x1="4.302cm" svg:y1="3.54cm" svg:x2="17.51cm" svg:y2="3.54cm">
          <text:p/>
        </draw:line>
        <draw:line draw:style-name="gr13" draw:text-style-name="P3" draw:layer="layout" svg:x1="4.302cm" svg:y1="3.54cm" svg:x2="6.842cm" svg:y2="3.54cm">
          <text:p/>
        </draw:line>
        <draw:line draw:style-name="gr13" draw:text-style-name="P3" draw:layer="layout" svg:x1="4.302cm" svg:y1="3.54cm" svg:x2="6.098cm" svg:y2="5.336cm">
          <text:p/>
        </draw:line>
        <draw:line draw:style-name="gr18" draw:text-style-name="P3" draw:layer="layout" svg:x1="18.526cm" svg:y1="2.27cm" svg:x2="7.096cm" svg:y2="13.7cm">
          <text:p/>
        </draw:line>
        <draw:frame draw:style-name="gr23" draw:text-style-name="P11" draw:layer="layout" svg:width="0.921cm" svg:height="1.093cm" svg:x="4.683cm" svg:y="3.336cm">
          <draw:text-box>
            <text:p text:style-name="P10"><text:span text:style-name="T1">α</text:span></text:p>
          </draw:text-box>
        </draw:frame>
        <draw:frame draw:style-name="gr24" draw:text-style-name="P12" draw:layer="layout" svg:width="1.175cm" svg:height="1.182cm" svg:x="16.748cm" svg:y="1.889cm">
          <draw:text-box>
            <text:p text:style-name="P10"><text:span text:style-name="T8">-</text:span><text:span text:style-name="T1">α</text:span></text:p>
          </draw:text-box>
        </draw:frame>
        <draw:line draw:style-name="gr18" draw:text-style-name="P3" draw:layer="layout" svg:x1="16.621cm" svg:y1="2.27cm" svg:x2="16.621cm" svg:y2="4.04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M Roman 10" svg:font-family="'LM Roman 10'" style:font-pitch="variable"/>
    <style:font-face style:name="LM Sans 10" svg:font-family="'LM Sans 10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ven Schneider</meta:initial-creator>
    <meta:creation-date>2025-02-08T21:45:43.143950605</meta:creation-date>
    <dc:date>2025-02-21T00:43:18.532939681</dc:date>
    <dc:creator>Sven Schneider</dc:creator>
    <meta:editing-duration>PT1H45M25S</meta:editing-duration>
    <meta:editing-cycles>36</meta:editing-cycles>
    <meta:generator>LibreOffice/25.2.0.3$Linux_X86_64 LibreOffice_project/520$Build-3</meta:generator>
    <meta:document-statistic meta:object-count="64"/>
  </office:meta>
</office:document-meta>
</file>